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WebInputException.ServerWebInputException( String reason , @ Nullable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InputException.get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InputException.ServerWebInput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WebInputException.ServerWebInputException( String reason , @ Nullable MethodParameter parameter , @ Nullable Throwable cause , @ Nullable String messageDetailCode , @ Nullable Object [ ] messageDetail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WebInputException.ServerWebInputException( String reason , @ Nullable MethodParameter parameter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